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Segoe UI Emoji'" style:font-family-asian="'Segoe UI Emoji'" style:font-family-complex="'Segoe UI Emoji'" fo:background-color="transparent" fo:color="#d19049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d19049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5" style:family="text">
      <style:text-properties fo:font-size="16.00pt" fo:font-weight="bold" fo:font-family="'Segoe UI Symbol'" style:font-family-asian="'Segoe UI Symbol'" style:font-family-complex="'Segoe UI Symbol'" fo:background-color="transparent" fo:color="#004dbb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fo:color="#004dbb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fo:color="#004dbb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🧩</text:span><text:span text:style-name="T2"><text:s/>What is a SQL JOIN?</text:span></text:p>
      <text:p text:style-name="P1"><text:span text:style-name="T3">A SQL JOIN is used to combine rows from two or more tables based on a related column between them.</text:span></text:p>
      <text:p text:style-name="P1"><text:span text:style-name="T3">It allows you to query data from multiple tables as if the data were part of a single table.</text:span></text:p>
      <text:p text:style-name="P1"><text:span text:style-name="T3">JOINs are essential for relational databases, where data is often split into separate, normalized tables to reduce redundancy and improve structure.</text:span></text:p>
      <text:p text:style-name="P1"><text:span text:style-name="T4"/></text:p>
      <text:p text:style-name="P1"><text:span text:style-name="T5">🔗</text:span><text:span text:style-name="T6"><text:s/>Types of JOINs in SQL</text:span><text:span text:style-name="T7"/></text:p>
      <text:p text:style-name="P1"><text:span text:style-name="T8">1. INNER JOIN</text:span></text:p>
      <text:p text:style-name="P1"><text:span text:style-name="T9">Definition:</text:span><text:span text:style-name="T10"/></text:p>
      <text:p text:style-name="P1"><text:span text:style-name="T10">An INNER JOIN returns only the rows that have matching values in both tables.</text:span></text:p>
      <text:p text:style-name="P1"><text:span text:style-name="T10">If a row in one table doesn’t have a corresponding match in the other table, it is not included in the results.</text:span></text:p>
      <text:p text:style-name="P1"><text:span text:style-name="T10">This is the most common type of join used in SQL.</text:span></text:p>
      <text:p text:style-name="P1"><text:span text:style-name="T11">syntax:</text:span></text:p>
      <text:p text:style-name="P1"><text:span text:style-name="T12">SELECT columns</text:span></text:p>
      <text:p text:style-name="P1"><text:span text:style-name="T12">FROM table1</text:span></text:p>
      <text:p text:style-name="P1"><text:span text:style-name="T12">INNER JOIN table2</text:span></text:p>
      <text:p text:style-name="P1"><text:span text:style-name="T12">ON table1.common_column = table2.common_column;</text:span></text:p>
      <text:p text:style-name="P1"><text:span text:style-name="T13">Example:</text:span></text:p>
      <text:p text:style-name="P1"><text:span text:style-name="T14">SELECT employees.name, departments.department_name</text:span></text:p>
      <text:p text:style-name="P1"><text:span text:style-name="T14">FROM employees</text:span></text:p>
      <text:p text:style-name="P1"><text:span text:style-name="T14">INNER JOIN departments</text:span></text:p>
      <text:p text:style-name="P1"><text:span text:style-name="T14">ON employees.department_id = departments.id;</text:span></text:p>
      <text:p text:style-name="P1"><text:span text:style-name="T15">2. LEFT JOIN (LEFT OUTER JOIN)</text:span></text:p>
      <text:p text:style-name="P1"><text:span text:style-name="T16">Definition:</text:span><text:span text:style-name="T17"/></text:p>
      <text:p text:style-name="P1"><text:span text:style-name="T17">A LEFT JOIN returns all rows from the left table and the matched rows from the right table.</text:span></text:p>
      <text:p text:style-name="P1"><text:span text:style-name="T17">If there is no match, the result will contain NULL for columns from the right table.</text:span></text:p>
      <text:p text:style-name="P1"><text:span text:style-name="T17">It's useful for finding unmatched records in the right table.</text:span><text:span text:style-name="T18"/></text:p>
      <text:p text:style-name="P1"><text:span text:style-name="T19">Syntax:</text:span><text:span text:style-name="T20"/></text:p>
      <text:p text:style-name="P1"><text:span text:style-name="T20">SELECT columns</text:span></text:p>
      <text:p text:style-name="P1"><text:span text:style-name="T20">FROM table1</text:span></text:p>
      <text:p text:style-name="P1"><text:span text:style-name="T20">LEFT JOIN table2</text:span></text:p>
      <text:p text:style-name="P1"><text:span text:style-name="T20">ON table1.common_column = table2.common_column;</text:span></text:p>
      <text:p text:style-name="P1"><text:span text:style-name="T21">Example:</text:span><text:span text:style-name="T22"/></text:p>
      <text:p text:style-name="P1"><text:span text:style-name="T22">SELECT customers.name, orders.order_date</text:span></text:p>
      <text:p text:style-name="P1"><text:span text:style-name="T22">FROM customers</text:span></text:p>
      <text:p text:style-name="P1"><text:span text:style-name="T22">LEFT JOIN orders</text:span></text:p>
      <text:p text:style-name="P1"><text:span text:style-name="T22">ON customers.id = orders.customer_id;</text:span></text:p>
      <text:p text:style-name="P1"><text:span text:style-name="T23">3. RIGHT JOIN (RIGHT OUTER JOIN)</text:span><text:span text:style-name="T24"/></text:p>
      <text:p text:style-name="P1"><text:span text:style-name="T25">Definition:</text:span><text:span text:style-name="T26"/></text:p>
      <text:p text:style-name="P1"><text:span text:style-name="T26">A RIGHT JOIN returns all rows from the right table and the matched rows from the left table.</text:span></text:p>
      <text:p text:style-name="P1"><text:span text:style-name="T26">If there is no match, NULLs appear for columns from the left table.</text:span></text:p>
      <text:p text:style-name="P1"><text:span text:style-name="T26">This is the mirror image of a LEFT JOIN.</text:span><text:span text:style-name="T27"/></text:p>
      <text:p text:style-name="P1"><text:span text:style-name="T28">Syntax:</text:span><text:span text:style-name="T29"/></text:p>
      <text:p text:style-name="P1"><text:span text:style-name="T29">SELECT columns</text:span></text:p>
      <text:p text:style-name="P1"><text:span text:style-name="T29">FROM table1</text:span></text:p>
      <text:p text:style-name="P1"><text:span text:style-name="T29">RIGHT JOIN table2</text:span></text:p>
      <text:p text:style-name="P1"><text:span text:style-name="T29">ON table1.common_column = table2.common_column;</text:span></text:p>
      <text:p text:style-name="P1"><text:span text:style-name="T30">Example:</text:span><text:span text:style-name="T31"/></text:p>
      <text:p text:style-name="P1"><text:span text:style-name="T31">SELECT orders.order_date, customers.name</text:span></text:p>
      <text:p text:style-name="P1"><text:span text:style-name="T31">FROM orders</text:span></text:p>
      <text:p text:style-name="P1"><text:span text:style-name="T31">RIGHT JOIN customers</text:span></text:p>
      <text:p text:style-name="P1"><text:span text:style-name="T31">ON orders.customer_id = customers.id;</text:span></text:p>
      <text:p text:style-name="P1"><text:span text:style-name="T32">4. FULL JOIN (FULL OUTER JOIN)</text:span><text:span text:style-name="T33"/></text:p>
      <text:p text:style-name="P1"><text:span text:style-name="T34">Definition:</text:span><text:span text:style-name="T35"/></text:p>
      <text:p text:style-name="P1"><text:span text:style-name="T35">A FULL JOIN returns all rows from both tables, with NULLs in places where there is no match.</text:span></text:p>
      <text:p text:style-name="P1"><text:span text:style-name="T35">If a row exists in one table but not the other, the result still includes it with NULL for the missing side.</text:span></text:p>
      <text:p text:style-name="P1"><text:span text:style-name="T35">This join is useful when you need a complete set of data from both tables.</text:span><text:span text:style-name="T36"/></text:p>
      <text:p text:style-name="P1"><text:span text:style-name="T37">Syntax:</text:span><text:span text:style-name="T38"/></text:p>
      <text:p text:style-name="P1"><text:span text:style-name="T38">SELECT columns</text:span></text:p>
      <text:p text:style-name="P1"><text:span text:style-name="T38">FROM table1</text:span></text:p>
      <text:p text:style-name="P1"><text:span text:style-name="T38">FULL OUTER JOIN table2</text:span></text:p>
      <text:p text:style-name="P1"><text:span text:style-name="T38">ON table1.common_column = table2.common_column;</text:span></text:p>
      <text:p text:style-name="P1"><text:span text:style-name="T39">Example:</text:span><text:span text:style-name="T40"/></text:p>
      <text:p text:style-name="P1"><text:span text:style-name="T40">SELECT a.name, b.order_date</text:span></text:p>
      <text:p text:style-name="P1"><text:span text:style-name="T40">FROM customers a</text:span></text:p>
      <text:p text:style-name="P1"><text:span text:style-name="T40">FULL OUTER JOIN orders b</text:span></text:p>
      <text:p text:style-name="P1"><text:span text:style-name="T40">ON a.id = b.customer_id;</text:span></text:p>
      <text:p text:style-name="P1"><text:span text:style-name="T41">5. CROSS JOIN</text:span><text:span text:style-name="T42"/></text:p>
      <text:p text:style-name="P1"><text:span text:style-name="T42">Definition:</text:span></text:p>
      <text:p text:style-name="P1"><text:span text:style-name="T42">A CROSS JOIN returns the Cartesian product of two tables, combining each row from the first table with all rows from the second.</text:span></text:p>
      <text:p text:style-name="P1"><text:span text:style-name="T42">This can create very large result sets and is typically used in special cases such as generating combinations.</text:span><text:span text:style-name="T43"/></text:p>
      <text:p text:style-name="P1"><text:span text:style-name="T44">Syntax:</text:span><text:span text:style-name="T45"/></text:p>
      <text:p text:style-name="P1"><text:span text:style-name="T45">SELECT *</text:span></text:p>
      <text:p text:style-name="P1"><text:span text:style-name="T45">FROM table1</text:span></text:p>
      <text:p text:style-name="P1"><text:span text:style-name="T45">CROSS JOIN table2;</text:span></text:p>
      <text:p text:style-name="P1"><text:span text:style-name="T46">Example:</text:span><text:span text:style-name="T47"/></text:p>
      <text:p text:style-name="P1"><text:span text:style-name="T47">SELECT products.name, colors.color</text:span></text:p>
      <text:p text:style-name="P1"><text:span text:style-name="T47">FROM products</text:span></text:p>
      <text:p text:style-name="P1"><text:span text:style-name="T47">CROSS JOIN colors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